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8.34pt"/>
    </style:style>
    <style:style style:name="co2" style:family="table-column">
      <style:table-column-properties fo:break-before="auto" style:column-width="209.2pt"/>
    </style:style>
    <style:style style:name="co3" style:family="table-column">
      <style:table-column-properties fo:break-before="auto" style:column-width="258.6pt"/>
    </style:style>
    <style:style style:name="co4" style:family="table-column">
      <style:table-column-properties fo:break-before="auto" style:column-width="397.84pt"/>
    </style:style>
    <style:style style:name="co5" style:family="table-column">
      <style:table-column-properties fo:break-before="auto" style:column-width="227.99pt"/>
    </style:style>
    <style:style style:name="co6" style:family="table-column">
      <style:table-column-properties fo:break-before="auto" style:column-width="320.66pt"/>
    </style:style>
    <style:style style:name="co7" style:family="table-column">
      <style:table-column-properties fo:break-before="auto" style:column-width="244.66pt"/>
    </style:style>
    <style:style style:name="co8" style:family="table-column">
      <style:table-column-properties fo:break-before="auto" style:column-width="313.51pt"/>
    </style:style>
    <style:style style:name="co9" style:family="table-column">
      <style:table-column-properties fo:break-before="auto" style:column-width="216.14pt"/>
    </style:style>
    <style:style style:name="co10" style:family="table-column">
      <style:table-column-properties fo:break-before="auto" style:column-width="239.9pt"/>
    </style:style>
    <style:style style:name="co11" style:family="table-column">
      <style:table-column-properties fo:break-before="auto" style:column-width="231.56pt"/>
    </style:style>
    <style:style style:name="co12" style:family="table-column">
      <style:table-column-properties fo:break-before="auto" style:column-width="417.91pt"/>
    </style:style>
    <style:style style:name="co13" style:family="table-column">
      <style:table-column-properties fo:break-before="auto" style:column-width="242.19pt"/>
    </style:style>
    <style:style style:name="co14" style:family="table-column">
      <style:table-column-properties fo:break-before="auto" style:column-width="487.11pt"/>
    </style:style>
    <style:style style:name="co15" style:family="table-column">
      <style:table-column-properties fo:break-before="auto" style:column-width="255.54pt"/>
    </style:style>
    <style:style style:name="co16" style:family="table-column">
      <style:table-column-properties fo:break-before="auto" style:column-width="284.8pt"/>
    </style:style>
    <style:style style:name="co17" style:family="table-column">
      <style:table-column-properties fo:break-before="auto" style:column-width="64.01pt"/>
    </style:style>
    <style:style style:name="ro1" style:family="table-row">
      <style:table-row-properties style:row-height="78.04pt" fo:break-before="auto" style:use-optimal-row-height="false"/>
    </style:style>
    <style:style style:name="ro2" style:family="table-row">
      <style:table-row-properties style:row-height="29.85pt" fo:break-before="auto" style:use-optimal-row-height="false"/>
    </style:style>
    <style:style style:name="ro3" style:family="table-row">
      <style:table-row-properties style:row-height="27.55pt" fo:break-before="auto" style:use-optimal-row-height="false"/>
    </style:style>
    <style:style style:name="ro4" style:family="table-row">
      <style:table-row-properties style:row-height="50.51pt" fo:break-before="auto" style:use-optimal-row-height="false"/>
    </style:style>
    <style:style style:name="ro5" style:family="table-row">
      <style:table-row-properties style:row-height="36.71pt" fo:break-before="auto" style:use-optimal-row-height="false"/>
    </style:style>
    <style:style style:name="ro6" style:family="table-row">
      <style:table-row-properties style:row-height="39pt" fo:break-before="auto" style:use-optimal-row-height="false"/>
    </style:style>
    <style:style style:name="ro7" style:family="table-row">
      <style:table-row-properties style:row-height="30.95pt" fo:break-before="auto" style:use-optimal-row-height="false"/>
    </style:style>
    <style:style style:name="ro8" style:family="table-row">
      <style:table-row-properties style:row-height="37.84pt" fo:break-before="auto" style:use-optimal-row-height="false"/>
    </style:style>
    <style:style style:name="ro9" style:family="table-row">
      <style:table-row-properties style:row-height="45.89pt" fo:break-before="auto" style:use-optimal-row-height="false"/>
    </style:style>
    <style:style style:name="ro10" style:family="table-row">
      <style:table-row-properties style:row-height="28.69pt" fo:break-before="auto" style:use-optimal-row-height="false"/>
    </style:style>
    <style:style style:name="ro11" style:family="table-row">
      <style:table-row-properties style:row-height="40.14pt" fo:break-before="auto" style:use-optimal-row-height="false"/>
    </style:style>
    <style:style style:name="ro12" style:family="table-row">
      <style:table-row-properties style:row-height="35.55pt" fo:break-before="auto" style:use-optimal-row-height="false"/>
    </style:style>
    <style:style style:name="ro13" style:family="table-row">
      <style:table-row-properties style:row-height="26.39pt" fo:break-before="auto" style:use-optimal-row-height="false"/>
    </style:style>
    <style:style style:name="ro14" style:family="table-row">
      <style:table-row-properties style:row-height="34.41pt" fo:break-before="auto" style:use-optimal-row-height="false"/>
    </style:style>
    <style:style style:name="ro15" style:family="table-row">
      <style:table-row-properties style:row-height="32.09pt" fo:break-before="auto" style:use-optimal-row-height="false"/>
    </style:style>
    <style:style style:name="ro16"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8" table:default-cell-style-name="Default"/>
        <table:table-row table:style-name="ro1">
          <table:table-cell table:style-name="ce1" office:value-type="string" calcext:value-type="string">
            <text:p>JOB TITLE</text:p>
          </table:table-cell>
          <table:table-cell table:style-name="ce1" office:value-type="string" calcext:value-type="string">
            <text:p>COMPANY NAME</text:p>
          </table:table-cell>
          <table:table-cell table:style-name="ce1" office:value-type="string" calcext:value-type="string">
            <text:p>VACANCY</text:p>
          </table:table-cell>
          <table:table-cell table:style-name="ce1" office:value-type="string" calcext:value-type="string">
            <text:p>JOB RESPONSIBILITIES</text:p>
          </table:table-cell>
          <table:table-cell table:style-name="ce1" office:value-type="string" calcext:value-type="string">
            <text:p>JOB CONTEXT</text:p>
          </table:table-cell>
          <table:table-cell table:style-name="ce1" office:value-type="string" calcext:value-type="string">
            <text:p>EMPLOYMENT STATUS</text:p>
          </table:table-cell>
          <table:table-cell table:style-name="ce1" office:value-type="string" calcext:value-type="string">
            <text:p>EXPERIENCE</text:p>
          </table:table-cell>
          <table:table-cell table:style-name="ce1" office:value-type="string" calcext:value-type="string">
            <text:p>GENDER</text:p>
          </table:table-cell>
          <table:table-cell table:style-name="ce1" office:value-type="string" calcext:value-type="string">
            <text:p>AGE</text:p>
          </table:table-cell>
          <table:table-cell table:style-name="ce1" office:value-type="string" calcext:value-type="string">
            <text:p>JOB LOCATION</text:p>
          </table:table-cell>
          <table:table-cell table:style-name="ce1" office:value-type="string" calcext:value-type="string">
            <text:p>EDUCATIONAL REQUIREMENTS</text:p>
          </table:table-cell>
          <table:table-cell table:style-name="ce1" office:value-type="string" calcext:value-type="string">
            <text:p>ADDITIONAL REQUIREMENTS</text:p>
          </table:table-cell>
          <table:table-cell table:style-name="ce1" office:value-type="string" calcext:value-type="string">
            <text:p>SALARY</text:p>
          </table:table-cell>
          <table:table-cell table:style-name="ce1" office:value-type="string" calcext:value-type="string">
            <text:p>COMPENSATION &amp; AND OTHER BENEFITS</text:p>
          </table:table-cell>
          <table:table-cell table:style-name="ce1" office:value-type="string" calcext:value-type="string">
            <text:p>PUBLISHED ON</text:p>
          </table:table-cell>
          <table:table-cell table:style-name="ce1" office:value-type="string" calcext:value-type="string">
            <text:p>APPLICATION DEADLINE</text:p>
          </table:table-cell>
          <table:table-cell table:style-name="ce1" table:number-columns-repeated="1008"/>
        </table:table-row>
        <table:table-row table:style-name="ro2">
          <table:table-cell office:value-type="string" calcext:value-type="string">
            <text:p>iOS Application Developer</text:p>
          </table:table-cell>
          <table:table-cell office:value-type="string" calcext:value-type="string">
            <text:p>TwinBit Limited </text:p>
          </table:table-cell>
          <table:table-cell office:value-type="string" calcext:value-type="string">
            <text:p/>
            <text:p>                                                                04</text:p>
            <text:p>                                                                </text:p>
          </table:table-cell>
          <table:table-cell office:value-type="string" calcext:value-type="string">
            <text:p/>
            <text:p>Solid experience on Objective-C, developing apps for iOS platform using Xcode</text:p>
            <text:p>Good understanding of native iOS frameworks</text:p>
            <text:p>Solid experience on iOS image processing libraries.</text:p>
            <text:p>Clear understanding of iOS application development life cycl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4 year(s)</text:p>
            <text:p>                                                                    </text:p>
          </table:table-cell>
          <table:table-cell office:value-type="string" calcext:value-type="string">
            <text:p/>
            <text:p>Â Both males and females are allowed to apply</text:p>
            <text:p>                                                                    </text:p>
          </table:table-cell>
          <table:table-cell office:value-type="string" calcext:value-type="string">
            <text:p/>
            <text:p>Â Age 22 to 35 years</text:p>
            <text:p>                                                                    </text:p>
          </table:table-cell>
          <table:table-cell office:value-type="string" calcext:value-type="string">
            <text:p/>
            <text:p>Â Dhaka</text:p>
            <text:p>                                                                    </text:p>
          </table:table-cell>
          <table:table-cell office:value-type="string" calcext:value-type="string">
            <text:p/>
            <text:p>Bachelor in Engineering (BEngg) in CSE, Masters in Engineering (MEngg)</text:p>
            <text:p/>
          </table:table-cell>
          <table:table-cell office:value-type="string" calcext:value-type="string">
            <text:p/>
            <text:p>Age 22 to 35 years </text:p>
            <text:p>Both males and females are allowed to apply</text:p>
            <text:p>Must have previous working experience on iOS, watchOS platforms.</text:p>
            <text:p>Must have working experience on the latest technologies like: PiP, 3D touch, Split View etc</text:p>
            <text:p>Experience of 3rd party APIs integration</text:p>
            <text:p>Must have experience on LOCAL NOTIFICATIONS, PUSH NOTIFICATIONS, IN APP PURCHASE etc.</text:p>
            <text:p>Solid experience on Objective-C, developing apps for iOS platform using Xcode</text:p>
            <text:p>Good understanding of native iOS frameworks</text:p>
            <text:p>Solid experience on iOS image processing libraries.</text:p>
            <text:p>Clear understanding of iOS application development life cycle.</text:p>
            <text:p>For freshers, those who are experienced in participating ACM-ICPC will be preferred</text:p>
            <text:p/>
          </table:table-cell>
          <table:table-cell office:value-type="string" calcext:value-type="string">
            <text:p/>
            <text:p>Â Tk. 40000 - 80000 (Monthly)</text:p>
            <text:p>                                                                    </text:p>
          </table:table-cell>
          <table:table-cell office:value-type="string" calcext:value-type="string">
            <text:p/>
            <text:p>Weekly 2 (TWO) holidays: Friday &amp; Saturday</text:p>
            <text:p>Lunch &amp; snacks provided by office</text:p>
            <text:p>Yearly office tour</text:p>
            <text:p>Festival bonus</text:p>
            <text:p>World class working environment</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3">
          <table:table-cell office:value-type="string" calcext:value-type="string">
            <text:p>Project Manager (iOS)</text:p>
          </table:table-cell>
          <table:table-cell office:value-type="string" calcext:value-type="string">
            <text:p>TwinBit Limited </text:p>
          </table:table-cell>
          <table:table-cell office:value-type="string" calcext:value-type="string">
            <text:p/>
            <text:p>                                                                01</text:p>
            <text:p>                                                                </text:p>
          </table:table-cell>
          <table:table-cell office:value-type="string" calcext:value-type="string">
            <text:p/>
            <text:p>Work with Product development team, Data Scientists, Analysts to continually elaborate on business requirements to define a technology solution including system architecture and product specifications</text:p>
            <text:p>Review work delivered by various teams to ensure it is as per specifications</text:p>
            <text:p>Ensure that all projects are delivered on-time, within scope and within budget</text:p>
            <text:p>Develop a detailed project plan to monitor and track progress</text:p>
            <text:p>Manage changes to the project scope, project schedule and project costs using appropriate verification techniques</text:p>
            <text:p>Ongoing product support, enhancements and life cycle management for existing products</text:p>
            <text:p>Develop business case and product road map for new products</text:p>
            <text:p>Support and collaborate with all facets of the business</text:p>
            <text:p>Estimate the total sprints necessary for the release of the required app capability as well as the total estimated cost and level of effort (LOE), as required</text:p>
            <text:p>Create, update, maintain all project reporting requirements, oversee formal change control and risk management processes. Provide escalations and clearly document scope changes as appropriat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6 year(s)</text:p>
            <text:p>                                                                    </text:p>
          </table:table-cell>
          <table:table-cell office:value-type="string" calcext:value-type="string">
            <text:p/>
            <text:p>Â Both males and females are allowed to apply</text:p>
            <text:p>                                                                    </text:p>
          </table:table-cell>
          <table:table-cell office:value-type="string" calcext:value-type="string">
            <text:p/>
            <text:p>Â Age 26 to 38 years</text:p>
            <text:p>                                                                    </text:p>
          </table:table-cell>
          <table:table-cell office:value-type="string" calcext:value-type="string">
            <text:p/>
            <text:p>Â Dhaka</text:p>
            <text:p>                                                                    </text:p>
          </table:table-cell>
          <table:table-cell office:value-type="string" calcext:value-type="string">
            <text:p/>
            <text:p>Bachelor in Engineering (BEngg) in CSC, Masters degree in any discipline</text:p>
            <text:p/>
          </table:table-cell>
          <table:table-cell office:value-type="string" calcext:value-type="string">
            <text:p/>
            <text:p>Age 26 to 38 years </text:p>
            <text:p>Both males and females are allowed to apply</text:p>
            <text:p>At least 3 years of project management experience or served as a technical producer or a development director</text:p>
            <text:p>Experience managing multiple projects with competing priorities</text:p>
            <text:p>Clear understanding of iOS application development life cycle</text:p>
            <text:p>Familiarity with mobile UX/UI principles and practices</text:p>
            <text:p>Thorough understanding of QA processes and procedures, with an aim towards continual improvement</text:p>
            <text:p>Solid experience on Objective-C, swift developing apps for iOS platform using Xcode</text:p>
            <text:p>Solid experience on iOS image processing libraries</text:p>
            <text:p>Solid organizational skills, attention to detail and ability to multi-task</text:p>
            <text:p/>
          </table:table-cell>
          <table:table-cell office:value-type="string" calcext:value-type="string">
            <text:p/>
            <text:p>Â Negotiable</text:p>
            <text:p>                                                                    </text:p>
          </table:table-cell>
          <table:table-cell office:value-type="string" calcext:value-type="string">
            <text:p/>
            <text:p>Weekly 2 (TWO) holidays: Friday &amp; Saturday</text:p>
            <text:p>Lunch &amp; snacks provided by office</text:p>
            <text:p>Yearly office tour</text:p>
            <text:p>Festival bonus</text:p>
            <text:p>World class working environment</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4">
          <table:table-cell office:value-type="string" calcext:value-type="string">
            <text:p>Service Engineer</text:p>
          </table:table-cell>
          <table:table-cell office:value-type="string" calcext:value-type="string">
            <text:p>Keep In Touch Ltd. </text:p>
          </table:table-cell>
          <table:table-cell office:value-type="string" calcext:value-type="string">
            <text:p/>
            <text:p>                                                                4</text:p>
            <text:p>                                                                </text:p>
          </table:table-cell>
          <table:table-cell office:value-type="string" calcext:value-type="string">
            <text:p/>
            <text:p>Laser Printer (Network), Heavy Duty Printer Installation and Maintenance.</text:p>
            <text:p>Installation &amp; maintenance of CC camera. </text:p>
            <text:p>Receive RMA Product, Troubleshooting and Problem Solving.</text:p>
            <text:p>Computer Hardware &amp; Assembled Troubleshooting.</text:p>
            <text:p>Provide after Sales Service on behalf of Company.</text:p>
            <text:p>Provide Both Indoor &amp; Outdoor Customer Support Within Lowest Possible Time.</text:p>
            <text:p>Prepare Report About Servicing.</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Only males are allowed to apply</text:p>
            <text:p>                                                                    </text:p>
          </table:table-cell>
          <table:table-cell office:value-type="string" calcext:value-type="string">
            <text:p/>
            <text:p>Â Age 22 to 30 years</text:p>
            <text:p>                                                                    </text:p>
          </table:table-cell>
          <table:table-cell office:value-type="string" calcext:value-type="string">
            <text:p/>
            <text:p>Â Dhaka (Gulshan)</text:p>
            <text:p>                                                                    </text:p>
          </table:table-cell>
          <table:table-cell office:value-type="string" calcext:value-type="string">
            <text:p/>
            <text:p>Diploma/ B.Sc in Electronics / Electrical / Computer Science</text:p>
            <text:p/>
          </table:table-cell>
          <table:table-cell office:value-type="string" calcext:value-type="string">
            <text:p/>
            <text:p>Age 22 to 30 years </text:p>
            <text:p>Only males are allowed to apply</text:p>
            <text:p>Should have good public relation proficiency.</text:p>
            <text:p>Should have expected professional appearance with challenging attitude towards job.</text:p>
            <text:p>Computer literacy is must (especially adequate skill in Microsoft word, Power point &amp; Excel)</text:p>
            <text:p>Self-motivated and able to work under pressure in a fast-paced working environment.</text:p>
            <text:p>Adequate proficiency in both writing &amp; speaking ability in English.</text:p>
            <text:p/>
          </table:table-cell>
          <table:table-cell office:value-type="string" calcext:value-type="string">
            <text:p/>
            <text:p>Â Negotiable</text:p>
            <text:p>                                                                    </text:p>
          </table:table-cell>
          <table:table-cell office:value-type="string" calcext:value-type="string">
            <text:p/>
            <text:p>Mobile bill, Tour allowance, Performance bonusSalary Review: YearlyFestival Bonus: 2Life/Health insurance coverage according to company policy.</text:p>
            <text:p>Daily allowance (when traveling outside Dhaka).</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5">
          <table:table-cell office:value-type="string" calcext:value-type="string">
            <text:p>Executive Business Development (Digital Marketing)</text:p>
          </table:table-cell>
          <table:table-cell office:value-type="string" calcext:value-type="string">
            <text:p>Keep In Touch Ltd. </text:p>
          </table:table-cell>
          <table:table-cell office:value-type="string" calcext:value-type="string">
            <text:p/>
            <text:p>                                                                2</text:p>
            <text:p>                                                                </text:p>
          </table:table-cell>
          <table:table-cell office:value-type="string" calcext:value-type="string">
            <text:p/>
            <text:p>We need Executive who has practical experience in content writing, social media marketing, Email marketing, affiliate marketing, digital marketing.</text:p>
            <text:p>Candidate must be able to take responsibilities  for the Digital Marketing related activities.</text:p>
            <text:p>Develop online marketing strategies.</text:p>
            <text:p>To develop sales &amp; marketing strategy, collect market information and to ensure the competitiveness of the product worldwide.</text:p>
            <text:p>Analysis and Write content for SEO and social networking accounts such as Facebook, Twitter, YouTube, LinkedIn, etc. Create and edit posts, videos, and other content.</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Only females are allowed to apply</text:p>
            <text:p>                                                                    </text:p>
          </table:table-cell>
          <table:table-cell office:value-type="string" calcext:value-type="string">
            <text:p/>
            <text:p>Â Age 22 to 30 years</text:p>
            <text:p>                                                                    </text:p>
          </table:table-cell>
          <table:table-cell office:value-type="string" calcext:value-type="string">
            <text:p/>
            <text:p>Â Dhaka (Gulshan)</text:p>
            <text:p>                                                                    </text:p>
          </table:table-cell>
          <table:table-cell office:value-type="string" calcext:value-type="string">
            <text:p/>
            <text:p>BBA from Any Reputed Public or Private University.</text:p>
            <text:p/>
          </table:table-cell>
          <table:table-cell office:value-type="string" calcext:value-type="string">
            <text:p/>
            <text:p>Age 22 to 30 years </text:p>
            <text:p>Only females are allowed to apply</text:p>
            <text:p>Skills Required: Customer Support/Client Service, Digital Marketing, IT &amp; Software Marketing, Offline and Online Branding, Social Media Marketing, Tele Marketing.</text:p>
            <text:p>Excellent MS Office Suite skills (e.g. MS Word, PowerPoint, Excel, Outlook)</text:p>
            <text:p>Good communication, approach &amp; presentation skills.</text:p>
            <text:p>Adequate proficiency in both writing &amp; speaking ability in English.</text:p>
            <text:p/>
          </table:table-cell>
          <table:table-cell office:value-type="string" calcext:value-type="string">
            <text:p/>
            <text:p>Â Negotiable</text:p>
            <text:p>                                                                    </text:p>
          </table:table-cell>
          <table:table-cell office:value-type="string" calcext:value-type="string">
            <text:p/>
            <text:p>Mobile bill, Tour allowanceSalary Review: YearlyFestival Bonus: 2Life/Health insurance coverage according to company policy.</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6">
          <table:table-cell office:value-type="string" calcext:value-type="string">
            <text:p>Customer Support Engineer</text:p>
          </table:table-cell>
          <table:table-cell office:value-type="string" calcext:value-type="string">
            <text:p>Icon Infotech Limited </text:p>
          </table:table-cell>
          <table:table-cell office:value-type="string" calcext:value-type="string">
            <text:p/>
            <text:p>                                                                03</text:p>
            <text:p>                                                                </text:p>
          </table:table-cell>
          <table:table-cell office:value-type="string" calcext:value-type="string">
            <text:p/>
            <text:p>ISP related Field experience would be preferred. </text:p>
            <text:p>Provide help-desk and on-site technical support.</text:p>
            <text:p>Configure &amp; Maintain DNS, Proxy, DHCP, Web, FTP Server and Mail Servers using Linux. Configure Firewall.</text:p>
            <text:p>Able to configure and maintain CISCO, MikroTik router, Layer2 and Layer3 Device.</text:p>
            <text:p>Have sound knowledge and experience of complete operations in the following areas: </text:p>
            <text:p>Configuration and troubleshooting corporate network, Cisco and MikroTik Routers and Switch configuration with VLAN, OSPF, BGP, VPN, VTP, NAT, Load Balancing Configuration and tunneling technologies (IPSec, GRE, EoIP, PPTP, L2TP), WLAN solution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of Computer Application (BCA), Diploma in Computer</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T/A, Mobile bill, Tour allowance, Over time allowance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7">
          <table:table-cell office:value-type="string" calcext:value-type="string">
            <text:p>Software Engineer</text:p>
          </table:table-cell>
          <table:table-cell office:value-type="string" calcext:value-type="string">
            <text:p>Next IT LTD </text:p>
          </table:table-cell>
          <table:table-cell office:value-type="string" calcext:value-type="string">
            <text:p> Not specific</text:p>
            <text:p>                                                                </text:p>
          </table:table-cell>
          <table:table-cell office:value-type="string" calcext:value-type="string">
            <text:p>Develop web applications with AngularJS,Angular, Web API [C#], MSSQL/ORACLE/ MySQL.</text:p>
            <text:p>Must have at least 2 years professional experience in Web Application using java script/Asp.Net MVC/AngularJS/Angular [nice to have]</text:p>
            <text:p>Excellent analytical, problem solving and decision making skills.</text:p>
            <text:p>Know standard coding convention.</text:p>
            <text:p>Must have strong knowledge in object oriented programming</text:p>
            <text:p>General understanding of HTML5, CSS3</text:p>
            <text:p>Good understanding of design Standards,design pattern and coding guidelines.</text:p>
            <text:p>Adheres to strict delivery schedules</text:p>
            <text:p>Good knowledge in writing SQL queries</text:p>
            <text:p>Hands-on experience with Microsoft rdlc/ Crystal Reports.</text:p>
          </table:table-cell>
          <table:table-cell office:value-type="string" calcext:value-type="string">
            <text:p>We are seeking some talented and highly motivated software engineers to join our elite engineering team.We invite you to discover for yourself why a career with Next IT is the opportunity you have been looking for.</text:p>
            <text:p>                                                        </text:p>
          </table:table-cell>
          <table:table-cell office:value-type="string" calcext:value-type="string">
            <text:p/>
            <text:p>                                                                Full-time</text:p>
            <text:p>                                                            </text:p>
          </table:table-cell>
          <table:table-cell office:value-type="string" calcext:value-type="string">
            <text:p/>
            <text:p>Â 3 to 7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of Science (BSc) in Computer Science</text:p>
            <text:p>Skills Required: Angular, AngularJS, MS SQL Server </text:p>
            <text:p/>
          </table:table-cell>
          <table:table-cell office:value-type="string" calcext:value-type="string">
            <text:p/>
            <text:p>Both males and females are allowed to apply</text:p>
            <text:p>Strong portfolio to be presented and defended during interview.</text:p>
            <text:p>Team spirit; strong communication skills to collaborate with various stakeholders</text:p>
            <text:p>Good time-management skills</text:p>
            <text:p>Hard working</text:p>
            <text:p>Good Attitude</text:p>
            <text:p>Physically fit</text:p>
            <text:p/>
          </table:table-cell>
          <table:table-cell office:value-type="string" calcext:value-type="string">
            <text:p/>
            <text:p>Â Negotiable</text:p>
            <text:p>                                                                    </text:p>
          </table:table-cell>
          <table:table-cell office:value-type="string" calcext:value-type="string">
            <text:p/>
            <text:p>Performance bonus, Weekly 2 holidaysLunch Facilities: Partially SubsidizeSalary Review: YearlyFestival Bonus: 2</text:p>
            <text:p/>
          </table:table-cell>
          <table:table-cell office:value-type="string" calcext:value-type="string">
            <text:p/>
            <text:p>Â Oct 24, 2019</text:p>
            <text:p>                                                                        </text:p>
          </table:table-cell>
          <table:table-cell office:value-type="string" calcext:value-type="string">
            <text:p/>
            <text:p>Â Nov 21, 2019</text:p>
            <text:p>                                                                        </text:p>
          </table:table-cell>
          <table:table-cell table:number-columns-repeated="1008"/>
        </table:table-row>
        <table:table-row table:style-name="ro8">
          <table:table-cell office:value-type="string" calcext:value-type="string">
            <text:p>Sales Executive</text:p>
          </table:table-cell>
          <table:table-cell office:value-type="string" calcext:value-type="string">
            <text:p>Icon Infotech Limited </text:p>
          </table:table-cell>
          <table:table-cell office:value-type="string" calcext:value-type="string">
            <text:p/>
            <text:p>                                                                04</text:p>
            <text:p>                                                                </text:p>
          </table:table-cell>
          <table:table-cell office:value-type="string" calcext:value-type="string">
            <text:p/>
            <text:p>Ensure internet/data sales achievement as per given target.</text:p>
            <text:p>Smooth communication with clients, parties, customers to maintain good relationship.</text:p>
            <text:p>Develop and Maintain communication with potential clients and increase business volume with them</text:p>
            <text:p>Market visit, client hunt, creating market opportunity and good reputation.</text:p>
            <text:p>Performs other duties and responsibilities accordingly as assigned.</text:p>
            <text:p>ISP related Field experience would be preferred </text:p>
            <text:p>Tender Related Experience would be considered as an added quality.</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degree in any discipline</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T/A, Mobile bill, Tour allowance, Over time allowance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9">
          <table:table-cell office:value-type="string" calcext:value-type="string">
            <text:p>UX/UI Designer</text:p>
          </table:table-cell>
          <table:table-cell office:value-type="string" calcext:value-type="string">
            <text:p>SureCash </text:p>
          </table:table-cell>
          <table:table-cell office:value-type="string" calcext:value-type="string">
            <text:p/>
            <text:p>                                                                1</text:p>
            <text:p>                                                                </text:p>
          </table:table-cell>
          <table:table-cell office:value-type="string" calcext:value-type="string">
            <text:p/>
            <text:p>Portfolio of your experience in UI/UX-focused works for pixel-perfect web and mobile applications.</text:p>
            <text:p>Create wireframes, prototypes, and high- fidelity designs for mobile and web interfaces.</text:p>
            <text:p>Responsive design.</text:p>
            <text:p>Proficiency with design tools &amp; technologies (Sketch, Figma, inVision, Framer, Zeplin, Indesign, Illustrator, Adobe Photoshop, After Effects, etc.).</text:p>
            <text:p>Experience working with applications for creating block diagram models of pages and prototyping (Balsamiq, Axure).</text:p>
            <text:p>Strong experience with creating user stories, user personas, user research and storyboarding;</text:p>
            <text:p>The ability and willingness to work both independently and collaboratively</text:p>
            <text:p>Create wireframes, prototypes, and high- fidelity designs for web and mobile interfaces.</text:p>
            <text:p>Work collaboratively with product managers and developers in an iterative design process to define user issues and solutions.</text:p>
            <text:p>Develop high level and detailed user stories, mockups, and prototypes to effectively communicate design ideas;</text:p>
            <text:p>Design, conduct, and document usability testing.</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3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degree in any discipline</text:p>
            <text:p/>
          </table:table-cell>
          <table:table-cell office:value-type="string" calcext:value-type="string">
            <text:p/>
            <text:p>Both males and females are allowed to apply</text:p>
            <text:p>Usability testing experience/knowledge;</text:p>
            <text:p>Basic front-end coding (HTML/CSS)</text:p>
            <text:p>Previous experience in payments/fin tech</text:p>
            <text:p/>
          </table:table-cell>
          <table:table-cell office:value-type="string" calcext:value-type="string">
            <text:p/>
            <text:p>Â Negotiable</text:p>
            <text:p>                                                                    </text:p>
          </table:table-cell>
          <table:table-cell office:value-type="string" calcext:value-type="string">
            <text:p/>
            <text:p>Mobile bill, Weekly 2 holidaysLunch Facilities: Full SubsidizeSalary Review: YearlyFestival Bonus: 2As per company policy &amp; procedures</text:p>
            <text:p/>
          </table:table-cell>
          <table:table-cell office:value-type="string" calcext:value-type="string">
            <text:p/>
            <text:p>Â Oct 23, 2019</text:p>
            <text:p>                                                                        </text:p>
          </table:table-cell>
          <table:table-cell office:value-type="string" calcext:value-type="string">
            <text:p/>
            <text:p>Â Nov 10, 2019</text:p>
            <text:p>                                                                        </text:p>
          </table:table-cell>
          <table:table-cell table:number-columns-repeated="1008"/>
        </table:table-row>
        <table:table-row table:style-name="ro10">
          <table:table-cell office:value-type="string" calcext:value-type="string">
            <text:p>Web Application Developer</text:p>
          </table:table-cell>
          <table:table-cell office:value-type="string" calcext:value-type="string">
            <text:p>ICT Layer </text:p>
          </table:table-cell>
          <table:table-cell office:value-type="string" calcext:value-type="string">
            <text:p/>
            <text:p>                                                                2</text:p>
            <text:p>                                                                </text:p>
          </table:table-cell>
          <table:table-cell office:value-type="string" calcext:value-type="string">
            <text:p>To work on various ongoing projects.</text:p>
            <text:p>To complete the task on time.</text:p>
            <text:p>Report about progress to the PD.</text:p>
            <text:p>R&amp;D the latest technologies and apply to ongoing project simultaneously.</text:p>
            <text:p>Capable to complete the job within deadlines.</text:p>
            <text:p>Write a clean, structured and documented Code.</text:p>
          </table:table-cell>
          <table:table-cell office:value-type="string" calcext:value-type="string">
            <text:p> </text:p>
            <text:p>Positive Attitude To Research and Development (R&amp;D).</text:p>
            <text:p>Must-Have To Know CodeIgniter. </text:p>
            <text:p>Must-Have To Know Vue or Angular or React JS.</text:p>
            <text:p>Developing Restful API using CodeIgniter.</text:p>
            <text:p/>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22 to 30 years</text:p>
            <text:p>                                                                    </text:p>
          </table:table-cell>
          <table:table-cell office:value-type="string" calcext:value-type="string">
            <text:p/>
            <text:p>Â Dhaka (Mirpur)</text:p>
            <text:p>                                                                    </text:p>
          </table:table-cell>
          <table:table-cell office:value-type="string" calcext:value-type="string">
            <text:p/>
            <text:p>Bachelor of Science (BSc) in Computer Science &amp; Engineering</text:p>
            <text:p>Skills Required:  Ajax, Android, CodeIgniter, React JS, REST API, Vue</text:p>
            <text:p/>
          </table:table-cell>
          <table:table-cell office:value-type="string" calcext:value-type="string">
            <text:p/>
            <text:p>Age 22 to 30 years </text:p>
            <text:p>Both males and females are allowed to apply</text:p>
            <text:p/>
          </table:table-cell>
          <table:table-cell office:value-type="string" calcext:value-type="string">
            <text:p/>
            <text:p>Â Negotiable</text:p>
            <text:p>                                                                    </text:p>
          </table:table-cell>
          <table:table-cell office:value-type="string" calcext:value-type="string">
            <text:p/>
            <text:p>Performance bonus, Over time allowanceSalary Review: Half YearlyFestival Bonus: 2</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5">
          <table:table-cell office:value-type="string" calcext:value-type="string">
            <text:p>Senior Support Engineer</text:p>
          </table:table-cell>
          <table:table-cell office:value-type="string" calcext:value-type="string">
            <text:p>ICC Communication. </text:p>
          </table:table-cell>
          <table:table-cell office:value-type="string" calcext:value-type="string">
            <text:p/>
            <text:p>                                                                Not specific</text:p>
            <text:p>                                                                </text:p>
          </table:table-cell>
          <table:table-cell office:value-type="string" calcext:value-type="string">
            <text:p>Perform the installation, configuration, administration and maintenance and upgrade of networks (including servers, routers, firewalls, remote access systems, and network management systems) and computer systems - VPNs, NAT &amp; Routing.</text:p>
            <text:p>Solution design for LAN/MAN/WAN, Wireless and cloud-based networks.</text:p>
            <text:p>Provide technical support and troubleshoot problems with various clients and users with regards to LAN/MAN/WAN, Wireless and cloud-based networks.</text:p>
            <text:p>Good knowledge of cloud-based applications and systems.</text:p>
            <text:p>Monitor network connectivity to ensure high-quality data transmission.</text:p>
            <text:p>NextGen Technical Administration and Troubleshooting.</text:p>
            <text:p>Operates under moderate to little supervision.</text:p>
            <text:p>Ability to complete a project under his supervision.</text:p>
          </table:table-cell>
          <table:table-cell office:value-type="string" calcext:value-type="string">
            <text:p> </text:p>
            <text:p>                                                            Protecting data, software, and hardware by coordinating, planning and implementing network security measures. Troubleshooting, diagnosing and resolving hardware, software, and other network and system problems. Replacing faulty network hardware components when required.</text:p>
            <text:p>                                                        </text:p>
          </table:table-cell>
          <table:table-cell office:value-type="string" calcext:value-type="string">
            <text:p/>
            <text:p>                                                                Full-time</text:p>
            <text:p>                                                            </text:p>
          </table:table-cell>
          <table:table-cell office:value-type="string" calcext:value-type="string">
            <text:p/>
            <text:p>Â 4 to 5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of Science (BSc) in CSE, Master of Science (MSc) in CSE/NetworkingBachelor of Science (BSc) in CSE/ETE</text:p>
            <text:p> Preferred Professional Certification: CCNA/CCNP/MTCNA Certified and Other Networking Certification, MS Server Certification Get Higher Preference.</text:p>
            <text:p> Skills Required: Switching &amp; Routing.</text:p>
            <text:p>Skills Required:  CCNP,  HTML5, ccna, Database Administration, MTCNA, Network Engineering</text:p>
            <text:p/>
          </table:table-cell>
          <table:table-cell office:value-type="string" calcext:value-type="string">
            <text:p/>
            <text:p>Age 25 to 35 years </text:p>
            <text:p>Only males are allowed to apply</text:p>
            <text:p>4+ years of technical experience as a system engineer in ISP to run ISP network operation, security systems (such as firewall, proxy, network IPS, VPN) monitoring and maintenance.</text:p>
            <text:p>Strong working knowledge of IP protocol suite, cloud-based technologies, anti-virus agents, scanning agents, firewalls, networking, routers, switches.</text:p>
            <text:p>Practical knowledge of commonly used operating systems including Windows, Linux.</text:p>
            <text:p>Troubleshooting know-how of network and security systems with minimal guidance is required.</text:p>
            <text:p>Excellent oral and written communication and documentation skills are essential.</text:p>
            <text:p>Ability to work outside of normal business hours (on occasion) such as nights, weekends, and holidays.</text:p>
            <text:p/>
          </table:table-cell>
          <table:table-cell office:value-type="string" calcext:value-type="string">
            <text:p/>
            <text:p>Â Negotiable</text:p>
            <text:p>                                                                    </text:p>
          </table:table-cell>
          <table:table-cell office:value-type="string" calcext:value-type="string">
            <text:p/>
            <text:p>Tour allowance, Medical allowanceSalary Review: YearlyFestival Bonus: 2</text:p>
            <text:p/>
          </table:table-cell>
          <table:table-cell office:value-type="string" calcext:value-type="string">
            <text:p/>
            <text:p>Â Oct 23, 2019</text:p>
            <text:p>                                                                        </text:p>
          </table:table-cell>
          <table:table-cell office:value-type="string" calcext:value-type="string">
            <text:p/>
            <text:p>Â Nov 7, 2019</text:p>
            <text:p>                                                                        </text:p>
          </table:table-cell>
          <table:table-cell table:number-columns-repeated="1008"/>
        </table:table-row>
        <table:table-row table:style-name="ro11">
          <table:table-cell office:value-type="string" calcext:value-type="string">
            <text:p>Senior Software Engineer</text:p>
          </table:table-cell>
          <table:table-cell office:value-type="string" calcext:value-type="string">
            <text:p>NG Solutions System Limited </text:p>
          </table:table-cell>
          <table:table-cell office:value-type="string" calcext:value-type="string">
            <text:p/>
            <text:p>                                                                03</text:p>
            <text:p>                                                                </text:p>
          </table:table-cell>
          <table:table-cell office:value-type="string" calcext:value-type="string">
            <text:p>Professional experience developing software using J2EE/Pyhton multi-tiered applications.</text:p>
            <text:p>Extensive knowledge of complex Structured Query Language (SQL) and a strong background in any RDBMS database like Oracle, MySQL, etc.</text:p>
            <text:p>Proven experience with the following technologies will be preferred: Microservices, Spring Boot, Spring Web, Spring Security, Apache Kafka, EJB, JPA, Oracle, Eclipse, Glassfish, Hibernate, OAuth2 (using Spring Security), Django.</text:p>
            <text:p>Significant understanding of Microservice patterns and concepts and their application in problem-solving.</text:p>
            <text:p>Design, build and maintain efficient, reusable, and reliable code.</text:p>
            <text:p>Prepare and produce releases of software components.</text:p>
            <text:p>Identify bottlenecks and bugs, and devise solutions to these problems.</text:p>
            <text:p>Upgrading, configuring and debugging existing systems.</text:p>
            <text:p>Perform code review, Unit Testing.</text:p>
            <text:p>Maintain necessary documentation in accordance with companies and clients' quality, process and documentation requirements.</text:p>
            <text:p>Deep knowledge on object-oriented design and implementation.</text:p>
            <text:p>Build Application from Scratch using JAVA/Python.</text:p>
            <text:p>Develop production-level codes and maintain the Standard Coding Convention on Java/Python.</text:p>
            <text:p>Interface development using React.</text:p>
            <text:p>Write Reusable, Testable, and Efficient code.</text:p>
            <text:p>Design and Implementation of Low-Latency, High-Availability, and Performant Application.</text:p>
            <text:p>Program Logic &amp; Flow Control, Unit &amp; Functional Testing, Debugging.</text:p>
            <text:p>Design and Implementation of API to be consumed by Front-End Developers.</text:p>
          </table:table-cell>
          <table:table-cell office:value-type="string" calcext:value-type="string">
            <text:p> </text:p>
            <text:p>Looking For : Senior Software Engineer (Java/ Python, Oracle PL/ SQL)</text:p>
            <text:p>The Company is looking to recruit numbers of Senior or Mid-level Software Engineers having experience either in Java or Python &amp; solid expertise writing complex PL/SQL code. The applicant should have strong experience in application programming, understanding complex data models, and fine-tuning for the performance. Candidates having adequate domain knowledge and experience in Telecommunication Industry would be strongly preferred.</text:p>
            <text:p/>
          </table:table-cell>
          <table:table-cell office:value-type="string" calcext:value-type="string">
            <text:p/>
            <text:p>                                                                Full-time</text:p>
            <text:p>                                                            </text:p>
          </table:table-cell>
          <table:table-cell office:value-type="string" calcext:value-type="string">
            <text:p/>
            <text:p>Â At least 6 year(s)</text:p>
            <text:p>                                                                    </text:p>
          </table:table-cell>
          <table:table-cell office:value-type="string" calcext:value-type="string">
            <text:p/>
            <text:p>Â Both males and females are allowed to apply</text:p>
            <text:p>                                                                    </text:p>
          </table:table-cell>
          <table:table-cell office:value-type="string" calcext:value-type="string">
            <text:p/>
            <text:p>Â Age 27 to 35 years</text:p>
            <text:p>                                                                    </text:p>
          </table:table-cell>
          <table:table-cell office:value-type="string" calcext:value-type="string">
            <text:p/>
            <text:p>Â Dhaka</text:p>
            <text:p>                                                                    </text:p>
          </table:table-cell>
          <table:table-cell office:value-type="string" calcext:value-type="string">
            <text:p/>
            <text:p>Bachelor of Science (BSc) in CSE</text:p>
            <text:p>Skills Required:  Oracle PLSQL., Java or Python Programming Language</text:p>
            <text:p/>
          </table:table-cell>
          <table:table-cell office:value-type="string" calcext:value-type="string">
            <text:p/>
            <text:p>Age 27 to 35 years </text:p>
            <text:p>Both males and females are allowed to apply</text:p>
            <text:p>Understanding existing code base, run re-engineering to renovate or modernize platform.</text:p>
            <text:p>Basic knowledge on Telecommunication Network Management.</text:p>
            <text:p>Strong knowledge in Oracle/MySQL RDBMS Structure &amp; Query.</text:p>
            <text:p>Familiar with high availability features of Oracle/MySQL.</text:p>
            <text:p>Experience designing and maintaining large-scale web applications. Clear understanding on Web technology and REST &amp; SOAP API.</text:p>
            <text:p>Solid grasp of software design patterns and principles, a good understanding of micro-service architecture.</text:p>
            <text:p>Very good understanding of micro-service architecture</text:p>
            <text:p>Very good problem-solving Capability, Client communication.</text:p>
            <text:p>Willing to work in client's on-site premises when required.</text:p>
            <text:p/>
          </table:table-cell>
          <table:table-cell office:value-type="string" calcext:value-type="string">
            <text:p/>
            <text:p>Â Negotiable</text:p>
            <text:p>                                                                    </text:p>
          </table:table-cell>
          <table:table-cell office:value-type="string" calcext:value-type="string">
            <text:p/>
            <text:p>Salary Review: YearlyFestival Bonus: 2(Yearly)</text:p>
            <text:p>Other benefits according to company rules and regulations</text:p>
            <text:p/>
          </table:table-cell>
          <table:table-cell office:value-type="string" calcext:value-type="string">
            <text:p/>
            <text:p>Â Oct 23, 2019</text:p>
            <text:p>                                                                        </text:p>
          </table:table-cell>
          <table:table-cell office:value-type="string" calcext:value-type="string">
            <text:p/>
            <text:p>Â Nov 8, 2019</text:p>
            <text:p>                                                                        </text:p>
          </table:table-cell>
          <table:table-cell table:number-columns-repeated="1008"/>
        </table:table-row>
        <table:table-row table:style-name="ro12">
          <table:table-cell office:value-type="string" calcext:value-type="string">
            <text:p>Programmer/ Sr. Programmer - Oracle</text:p>
          </table:table-cell>
          <table:table-cell office:value-type="string" calcext:value-type="string">
            <text:p>Crony Group. </text:p>
          </table:table-cell>
          <table:table-cell office:value-type="string" calcext:value-type="string">
            <text:p/>
            <text:p>                                                                Not specific</text:p>
            <text:p>                                                                </text:p>
          </table:table-cell>
          <table:table-cell office:value-type="string" calcext:value-type="string">
            <text:p>Coding, analyzing, designing, implementing &amp; configuring of banking software under Oracle 8i/9i/10g/11g Database in Windows and Linux Platform.</text:p>
            <text:p>Developing, enhancing and supporting software application.</text:p>
            <text:p>To maintain Garments Supply Chain Management System and Human Resource Management System.</text:p>
            <text:p>To Analyze the business logic for development of garments ERP.</text:p>
            <text:p>To work with a team of Developers of alone in meeting aggressive project deadlines.</text:p>
            <text:p>To quickly learn and implement new technologies/skills when something unknown is encountered.</text:p>
            <text:p>To established software quality assurance processes throughout the organization.</text:p>
            <text:p>To established and maintain software development process requirements.</text:p>
            <text:p>To audit software development performance and provide improvement recommendation.</text:p>
            <text:p>To identify and collect project measurement data and maintain organization measurement repository.</text:p>
            <text:p>To interact with colleagues to establish best practices.</text:p>
            <text:p>To train development and support in software processes.</text:p>
            <text:p>Other jobs &amp; responsibilities as desired by the management from time to time.</text:p>
          </table:table-cell>
          <table:table-cell office:value-type="string" calcext:value-type="string">
            <text:p> </text:p>
            <text:p>                                                            Must be have to experience in Programming/ Software Engineering in oracle base.</text:p>
            <text:p>                                                        </text:p>
          </table:table-cell>
          <table:table-cell office:value-type="string" calcext:value-type="string">
            <text:p/>
            <text:p>                                                                Full-time</text:p>
            <text:p>                                                            </text:p>
          </table:table-cell>
          <table:table-cell office:value-type="string" calcext:value-type="string">
            <text:p/>
            <text:p>Â At least 5 year(s)</text:p>
            <text:p>                                                                    </text:p>
          </table:table-cell>
          <table:table-cell office:value-type="string" calcext:value-type="string">
            <text:p/>
            <text:p>Â Both males and females are allowed to apply</text:p>
            <text:p>                                                                    </text:p>
          </table:table-cell>
          <table:table-cell office:value-type="string" calcext:value-type="string">
            <text:p/>
            <text:p>Â Age at least 28 years</text:p>
            <text:p>                                                                    </text:p>
          </table:table-cell>
          <table:table-cell office:value-type="string" calcext:value-type="string">
            <text:p/>
            <text:p>Â Narayanganj</text:p>
            <text:p>                                                                    </text:p>
          </table:table-cell>
          <table:table-cell office:value-type="string" calcext:value-type="string">
            <text:p/>
            <text:p>Bachelor of Science (BSc) in Computer Science  Engineering, Master of Science (MSc) in Computer Science &amp; Engineering</text:p>
            <text:p/>
          </table:table-cell>
          <table:table-cell office:value-type="string" calcext:value-type="string">
            <text:p/>
            <text:p>Age at least 28 years </text:p>
            <text:p>Both males and females are allowed to apply</text:p>
            <text:p>Should have deep knowledge in SQL Server/ Oracle SQL &amp; PL/ SQL, Database objects, SQL Tuning.</text:p>
            <text:p>Should have work experience in Oracle development 6i/10g/11g Oracle fusion.</text:p>
            <text:p>Should be self-motivated, Self-learner, High achiever and ability to work under pressure and should have mentality to work in a group of company</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5">
          <table:table-cell office:value-type="string" calcext:value-type="string">
            <text:p>IT Executive</text:p>
          </table:table-cell>
          <table:table-cell office:value-type="string" calcext:value-type="string">
            <text:p>BJIT Ltd. </text:p>
          </table:table-cell>
          <table:table-cell office:value-type="string" calcext:value-type="string">
            <text:p/>
            <text:p>                                                                02</text:p>
            <text:p>                                                                </text:p>
          </table:table-cell>
          <table:table-cell office:value-type="string" calcext:value-type="string">
            <text:p/>
            <text:p>Provide IT supports for desktop, laptop &amp; also require troubleshoot all IT Equipment &amp; Solving Problems (Printer, Switch, Router, Desktop PC, Laptop &amp; system in used).</text:p>
            <text:p>Understanding of Computer power and UPS, Suitable system of power, online and offline UPS</text:p>
            <text:p>Inter-networking concepts and able to manage a sister concern office network.</text:p>
            <text:p>CCTV System (IP Camera), Attendance machine configure &amp; maintenance.</text:p>
            <text:p>Company user's mail configure in Microsoft outlook, Windows Live mail.</text:p>
            <text:p>Identifying and monitoring recurring requirements for all computer/laptop users and formulating and implementing desired solutions for them accordingly.</text:p>
            <text:p>Overseeing all technical support and troubleshooting activities related to Network printers, LaserJet printers, photocopy machines, scanners, CCTV cameras, Access Control Devices, Multimedia Projectors, etc.</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5 year(s)</text:p>
            <text:p>                                                                    </text:p>
          </table:table-cell>
          <table:table-cell office:value-type="string" calcext:value-type="string">
            <text:p/>
            <text:p>Â Both males and females are allowed to apply</text:p>
            <text:p>                                                                    </text:p>
          </table:table-cell>
          <table:table-cell office:value-type="string" calcext:value-type="string">
            <text:p/>
            <text:p>Â Age at least 28 years</text:p>
            <text:p>                                                                    </text:p>
          </table:table-cell>
          <table:table-cell office:value-type="string" calcext:value-type="string">
            <text:p/>
            <text:p>Â Dhaka</text:p>
            <text:p>                                                                    </text:p>
          </table:table-cell>
          <table:table-cell office:value-type="string" calcext:value-type="string">
            <text:p/>
            <text:p>Diploma in CSE/EEE or same </text:p>
            <text:p>Education qualification can be relaxed on experience one</text:p>
            <text:p/>
          </table:table-cell>
          <table:table-cell office:value-type="string" calcext:value-type="string">
            <text:p/>
            <text:p>Age at least 28 years </text:p>
            <text:p>Both males and females are allowed to apply</text:p>
            <text:p>Must have Computer Hardware repairing knowledge, UPS and Electric work experience</text:p>
            <text:p>Must have can do attitude</text:p>
            <text:p/>
          </table:table-cell>
          <table:table-cell office:value-type="string" calcext:value-type="string">
            <text:p/>
            <text:p>Â Negotiable</text:p>
            <text:p>                                                                    </text:p>
          </table:table-cell>
          <table:table-cell office:value-type="string" calcext:value-type="string">
            <text:p/>
            <text:p>Performance bonus, Provident fund, Weekly 2 holidays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13">
          <table:table-cell office:value-type="string" calcext:value-type="string">
            <text:p>Software Engineer (.NET)</text:p>
          </table:table-cell>
          <table:table-cell office:value-type="string" calcext:value-type="string">
            <text:p>The Jaxara IT Ltd. </text:p>
          </table:table-cell>
          <table:table-cell office:value-type="string" calcext:value-type="string">
            <text:p/>
            <text:p>                                                                03</text:p>
            <text:p>                                                                </text:p>
          </table:table-cell>
          <table:table-cell office:value-type="string" calcext:value-type="string">
            <text:p>Design and develop an application platform as per the direction from Senior Architect and Lead developers.</text:p>
            <text:p>Collaborate with DevOps, Quality Assurance, Security &amp; Compliance, UI, and Ops team to ensure smooth and quality delivery.</text:p>
          </table:table-cell>
          <table:table-cell office:value-type="string" calcext:value-type="string">
            <text:p> </text:p>
            <text:p>                                                            The Jaxara IT Limited has a unique culture built on global standards of modern software development. We have a vibrant and dynamic team with impeccable communications, problem solving, and technical skills. We are looking for creative, agile, curious, and independent thinkers who can work with our dynamic team.</text:p>
            <text:p>                                                        </text:p>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omputer Science &amp; Engineering</text:p>
            <text:p/>
          </table:table-cell>
          <table:table-cell office:value-type="string" calcext:value-type="string">
            <text:p/>
            <text:p>Capability to translate complex client requirement to technical implementation.Excellent analytical, problem solving and decision making skills.Good understanding on CQRS, DDD, Event sourcing, and SOLID Principles Habituated with service-oriented architectureGood understanding on AWS cloud services like Simple Queue Service (SQS), Simple Storage Service (S3), Elastic Compute Cloud (EC2), Lambda etc.Experience with Big Data is highly preferable.Experience in these technologies is must :- ASP.Net MVC, ASP.Net Web API, ASP.NET Core, Entity Framework Core, Angular, WebSocket (SignalR), SQL Server, and Async programming Additional experience in these technologies is preferable:-  PostgreSQL, AWS RedShift, Python,  and NodeJsSkilled in UI management using Bootstrap and Angular.</text:p>
            <text:p/>
          </table:table-cell>
          <table:table-cell office:value-type="string" calcext:value-type="string">
            <text:p/>
            <text:p>Â Negotiable</text:p>
            <text:p>                                                                    </text:p>
          </table:table-cell>
          <table:table-cell office:value-type="string" calcext:value-type="string">
            <text:p/>
            <text:p>Performance bonusLunch Facilities: Full SubsidizeTransport facilities</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5">
          <table:table-cell office:value-type="string" calcext:value-type="string">
            <text:p>Executive/ Sr. Executive (.Net Developer)</text:p>
          </table:table-cell>
          <table:table-cell office:value-type="string" calcext:value-type="string">
            <text:p>Snowtex Group </text:p>
          </table:table-cell>
          <table:table-cell office:value-type="string" calcext:value-type="string">
            <text:p/>
            <text:p>                                                                Not specific</text:p>
            <text:p>                                                                </text:p>
          </table:table-cell>
          <table:table-cell office:value-type="string" calcext:value-type="string">
            <text:p>Participate in requirements analysis</text:p>
            <text:p>Collaborate with internal teams to produce software design and architecture</text:p>
            <text:p>Write clean, scalable code using .NET programming languages</text:p>
            <text:p>Test and deploy applications and systems</text:p>
            <text:p>Revise, update, refactor and debug code</text:p>
            <text:p>Improve existing software</text:p>
            <text:p>Develop documentation throughout the software development life cycle (SDLC)</text:p>
            <text:p>Serve as an expert on applications and provide technical support</text:p>
            <text:p>Passion for technology and knowledge</text:p>
            <text:p>Strong background in object oriented development techniques.</text:p>
          </table:table-cell>
          <table:table-cell office:value-type="string" calcext:value-type="string">
            <text:p> </text:p>
            <text:p>                                                            We are looking for a .Net developer to build software using languages and technologies of the .NET framework. You will create applications from scratch, configure existing systems and provide user support. In this role, you should be able to write functional code with a sharp eye for spotting defects. You should be a team player and excellent communicator. If you are also passionate about the .NET framework and software design/architecture, we`d like to meet you.Your goal will be to work with internal teams to design, develop and maintain software.</text:p>
            <text:p>                                                        </text:p>
          </table:table-cell>
          <table:table-cell office:value-type="string" calcext:value-type="string">
            <text:p/>
            <text:p>                                                                Full-time</text:p>
            <text:p>                                                            </text:p>
          </table:table-cell>
          <table:table-cell office:value-type="string" calcext:value-type="string">
            <text:p/>
            <text:p>Â 2 to 3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omputer Science  Engineering</text:p>
            <text:p/>
          </table:table-cell>
          <table:table-cell office:value-type="string" calcext:value-type="string">
            <text:p/>
            <text:p>Proven experience as a .NET Developer or Application Developer</text:p>
            <text:p>Familiarity with the C#, ASP.NET framework, Oracle Server and design/architectural patterns (e.g. Model-View-Controller (MVC)), Crystal Reports</text:p>
            <text:p>Familiarity with architecture styles/APIs (REST, RPC)</text:p>
            <text:p>Understanding of Agile methodologies</text:p>
            <text:p>Experience in Android and iOS applications is a plus point</text:p>
            <text:p>Excellent troubleshooting and communication skills</text:p>
            <text:p>Willing to work under pressure.</text:p>
            <text:p/>
          </table:table-cell>
          <table:table-cell office:value-type="string" calcext:value-type="string">
            <text:p/>
            <text:p>Â Negotiable</text:p>
            <text:p>                                                                    </text:p>
          </table:table-cell>
          <table:table-cell office:value-type="string" calcext:value-type="string">
            <text:p/>
            <text:p>Performance bonus, Provident fund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14">
          <table:table-cell office:value-type="string" calcext:value-type="string">
            <text:p>Database Administrator</text:p>
          </table:table-cell>
          <table:table-cell office:value-type="string" calcext:value-type="string">
            <text:p>Integrated Business Systems &amp; Solutions Ltd. </text:p>
          </table:table-cell>
          <table:table-cell office:value-type="string" calcext:value-type="string">
            <text:p/>
            <text:p>                                                                Not specific</text:p>
            <text:p>                                                                </text:p>
          </table:table-cell>
          <table:table-cell office:value-type="string" calcext:value-type="string">
            <text:p>Building and maintaining a complex database in Oracle and MySQL</text:p>
            <text:p>Install and Upgrade Oracle and Corresponding Application Tools</text:p>
            <text:p>Alter Database Structures as Needed</text:p>
            <text:p>Debug Malfunctioning Programs</text:p>
            <text:p>Create Database Backups and restoration</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office:value-type="string" calcext:value-type="string">
            <text:p/>
            <text:p>Minimum B.Sc in computer Science.</text:p>
            <text:p/>
          </table:table-cell>
          <table:table-cell office:value-type="string" calcext:value-type="string">
            <text:p/>
            <text:p>Following will be added plus. </text:p>
            <text:p>Developed web application in Core PHP, Mysql / Oracle, MVC architecture.</text:p>
            <text:p>Have experience in any of the PHP Framework (Laravel / codeignitor).</text:p>
            <text:p>Proficient understanding of code versioning tools, such as (Git)</text:p>
            <text:p/>
          </table:table-cell>
          <table:table-cell office:value-type="string" calcext:value-type="string">
            <text:p/>
            <text:p>Â Negotiable</text:p>
            <text:p>                                                                    </text:p>
          </table:table-cell>
          <table:table-cell office:value-type="string" calcext:value-type="string">
            <text:p/>
            <text:p>Bonus &amp; Increment: As per company policy</text:p>
            <text:p>Lunch: Provided by Company</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15">
          <table:table-cell office:value-type="string" calcext:value-type="string">
            <text:p>Software Engineer, .Net</text:p>
          </table:table-cell>
          <table:table-cell office:value-type="string" calcext:value-type="string">
            <text:p>BRAC IT Services Limited </text:p>
          </table:table-cell>
          <table:table-cell office:value-type="string" calcext:value-type="string">
            <text:p/>
            <text:p>                                                                Not specific</text:p>
            <text:p>                                                                </text:p>
          </table:table-cell>
          <table:table-cell office:value-type="string" calcext:value-type="string">
            <text:p>Develop international standard web application using ASP.Net MVC, Dot Net Core, Telerik, Entity Framework and SQL Server 2008/2012.</text:p>
            <text:p>Writing unit test code.</text:p>
            <text:p>Maintain standard SDLC documentation,</text:p>
            <text:p>Excellent capability of writing complex SQL queries and objects.</text:p>
            <text:p>Habituated with service-oriented development.</text:p>
            <text:p>Excellent analytical, problem solving and decision-making skills.</text:p>
            <text:p>Providing technical leadership and mentorship to development team members.</text:p>
            <text:p>Ensure high quality, adherence to standards and best practices, high performance and scalable deliverable.</text:p>
          </table:table-cell>
          <table:table-cell office:value-type="string" calcext:value-type="string">
            <text:p> BRAC IT Services Ltd. (biTS) is an IT Solution and Services company and is a subsidiary jointly owned by BRAC and BRAC Bank. biTS focuses to become the most trustworthy company in Bangladesh providing technology solutions and managing IT Services. biTS provides end-to-end solutions for industries like Banks, Non-Banking Financial Institutes, Educational Institutes, Micro-Finance, NGOs, FMCG etc.</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text:p>
            <text:p>                                                                    </text:p>
          </table:table-cell>
          <table:table-cell office:value-type="string" calcext:value-type="string">
            <text:p/>
            <text:p>M.Sc or B.Sc in computer Science and engineering from any reputed public or private university</text:p>
            <text:p/>
          </table:table-cell>
          <table:table-cell office:value-type="string" calcext:value-type="string">
            <text:p/>
            <text:p>Experienced in developing .NET applications using market-leading technologies such as C#, ASP.Net, Telerik, Oracle 9i/11g, MS SQL Server 2008 / 2012. </text:p>
            <text:p>Experience in SOAP, MQ, MVC pattern, WCF, LinQ, WPF, J-query will be added advantage. </text:p>
            <text:p>Excellent capability of writing complex SQL queries and objects for SQL Server 2008/2012. Understanding of 3-Tier Architecture.</text:p>
            <text:p>Analyze Architect and Design applications and databases. </text:p>
            <text:p>Must have clear understanding on Object Oriented Design and Analysis</text:p>
            <text:p/>
          </table:table-cell>
          <table:table-cell office:value-type="string" calcext:value-type="string">
            <text:p/>
            <text:p>Â Negotiable</text:p>
            <text:p>                                                                    </text:p>
          </table:table-cell>
          <table:table-cell office:value-type="string" calcext:value-type="string">
            <text:p/>
            <text:p>Mobile bill, Tour allowance, Provident fund, Weekly 2 holidays, Insurance, GratuityFestival Bonus: 2</text:p>
            <text:p/>
          </table:table-cell>
          <table:table-cell office:value-type="string" calcext:value-type="string">
            <text:p/>
            <text:p>Â Oct 22, 2019</text:p>
            <text:p>                                                                        </text:p>
          </table:table-cell>
          <table:table-cell office:value-type="string" calcext:value-type="string">
            <text:p/>
            <text:p>Â Nov 3, 2019</text:p>
            <text:p>                                                                        </text:p>
          </table:table-cell>
          <table:table-cell table:number-columns-repeated="1008"/>
        </table:table-row>
        <table:table-row table:style-name="ro14">
          <table:table-cell office:value-type="string" calcext:value-type="string">
            <text:p>Software Engineer, Java</text:p>
          </table:table-cell>
          <table:table-cell office:value-type="string" calcext:value-type="string">
            <text:p>BRAC IT Services Limited </text:p>
          </table:table-cell>
          <table:table-cell office:value-type="string" calcext:value-type="string">
            <text:p/>
            <text:p>                                                                Not specific</text:p>
            <text:p>                                                                </text:p>
          </table:table-cell>
          <table:table-cell office:value-type="string" calcext:value-type="string">
            <text:p>Develop international standard web application using Java EE, Java SE, Spring MVC, Play Framework, Hibernate and SQL Server 2008/2012.</text:p>
            <text:p>Writing unit test code.</text:p>
            <text:p>Maintain standard SDLC documentation,</text:p>
            <text:p>Excellent capability of writing complex SQL queries and objects.</text:p>
            <text:p>Habituated with service-oriented development.</text:p>
            <text:p>Excellent analytical, problem solving and decision-making skills.</text:p>
            <text:p>Providing technical leadership and mentorship to development team members.</text:p>
            <text:p>Ensure high quality, adherence to standards and best practices, high performance and scalable deliverable</text:p>
          </table:table-cell>
          <table:table-cell office:value-type="string" calcext:value-type="string">
            <text:p> </text:p>
            <text:p>                                                            BRAC IT Services Ltd. (biTS) is an IT Solution and Services company and is a subsidiary jointly owned by BRAC and BRAC Bank. biTS focuses to become the most trustworthy company in Bangladesh providing technology solutions and managing IT Services. biTS provides end-to-end solutions for industries like Banks, Non-Banking Financial Institutes, Educational Institutes, Micro-Finance, NGOs, FMCG etc.</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text:p>
            <text:p>                                                                    </text:p>
          </table:table-cell>
          <table:table-cell office:value-type="string" calcext:value-type="string">
            <text:p/>
            <text:p>M.Sc or B.Sc in computer Science and engineering from any reputed public or private university</text:p>
            <text:p/>
          </table:table-cell>
          <table:table-cell office:value-type="string" calcext:value-type="string">
            <text:p/>
            <text:p>Experienced in developing Java based web applications using market-leading technologies such as Java EE, Java SE, Spring MVC, Play Framework, Hibernate. </text:p>
            <text:p>Experience in SOAP, REST, MQ, MVC pattern, J-query will be added advantage. </text:p>
            <text:p>Excellent capability of writing complex SQL queries and objects for SQL Server 2008/2012. </text:p>
            <text:p>Understanding of 3-Tier Architecture. </text:p>
            <text:p>Analyze Architect and Design applications and databases. </text:p>
            <text:p>Must have clear understanding on Object Oriented Design and Analysis.</text:p>
            <text:p/>
          </table:table-cell>
          <table:table-cell office:value-type="string" calcext:value-type="string">
            <text:p/>
            <text:p>Â Negotiable</text:p>
            <text:p>                                                                    </text:p>
          </table:table-cell>
          <table:table-cell office:value-type="string" calcext:value-type="string">
            <text:p/>
            <text:p>Mobile bill, Tour allowance, Provident fund, Weekly 2 holidays, Insurance, GratuityFestival Bonus: 2</text:p>
            <text:p/>
          </table:table-cell>
          <table:table-cell office:value-type="string" calcext:value-type="string">
            <text:p/>
            <text:p>Â Oct 22, 2019</text:p>
            <text:p>                                                                        </text:p>
          </table:table-cell>
          <table:table-cell office:value-type="string" calcext:value-type="string">
            <text:p/>
            <text:p>Â Nov 3, 2019</text:p>
            <text:p>                                                                        </text:p>
          </table:table-cell>
          <table:table-cell table:number-columns-repeated="1008"/>
        </table:table-row>
        <table:table-row table:style-name="ro14">
          <table:table-cell office:value-type="string" calcext:value-type="string">
            <text:p>Jr. Software Engineer (ACM Programmer)</text:p>
          </table:table-cell>
          <table:table-cell office:value-type="string" calcext:value-type="string">
            <text:p>Kite Games Studio Ltd. </text:p>
          </table:table-cell>
          <table:table-cell office:value-type="string" calcext:value-type="string">
            <text:p/>
            <text:p>                                                                04</text:p>
            <text:p>                                                                </text:p>
          </table:table-cell>
          <table:table-cell office:value-type="string" calcext:value-type="string">
            <text:p>Must be efficient at competitive programming. Good score on HackerRank, Codeforces, Codechef, Light OJ and UVA Online Judge or any other problem solving sites will be considered as a plus.</text:p>
            <text:p>Must have strong knowledge of any major programming language, like C/C++, Objective-C or Java.</text:p>
            <text:p>Understand properly development processes or development stages</text:p>
            <text:p>Understand properly SDLC and coordinate with other members of the team.</text:p>
            <text:p>Analyse the requirements and understand the deliverables</text:p>
            <text:p>Code according to software design specifications following standard coding styles and practices.</text:p>
            <text:p>Seek out new technologies and ideas to add value to project</text:p>
            <text:p>Participate in testing process through unit testing and bug fixes.</text:p>
            <text:p>Participate in daily scrum meetings</text:p>
            <text:p>Participate in sprint planning</text:p>
            <text:p>Work closely with the Architecture Team to ensure architectural integrity and product quality.</text:p>
            <text:p>Work closely with the QA team, Product Management team, and the Research and</text:p>
            <text:p>Development manager to ensure quality and punctual software development</text:p>
            <text:p>Meet deadlines and achieve intended results.</text:p>
          </table:table-cell>
          <table:table-cell office:value-type="string" calcext:value-type="string">
            <text:p> </text:p>
            <text:p>We are the leading mobile application development firm in Bangladesh. </text:p>
            <text:p>One of our apps reached top 40 Apps in iOS Appstore!</text:p>
            <text:p/>
          </table:table-cell>
          <table:table-cell office:value-type="string" calcext:value-type="string">
            <text:p/>
            <text:p>                                                                Full-time</text:p>
            <text:p>                                                            </text:p>
          </table:table-cell>
          <table:table-cell office:value-type="string" calcext:value-type="string">
            <text:p/>
            <text:p>Â At most 2 year(s)</text:p>
            <text:p>                                                                    </text:p>
          </table:table-cell>
          <table:table-cell/>
          <table:table-cell office:value-type="string" calcext:value-type="string">
            <text:p/>
            <text:p>Â Age 20 to 30 years</text:p>
            <text:p>                                                                    </text:p>
          </table:table-cell>
          <table:table-cell office:value-type="string" calcext:value-type="string">
            <text:p/>
            <text:p>Â Dhaka Division</text:p>
            <text:p>                                                                    </text:p>
          </table:table-cell>
          <table:table-cell office:value-type="string" calcext:value-type="string">
            <text:p/>
            <text:p>B.Sc in Computer Science &amp; Engineering from any renowned university.</text:p>
            <text:p/>
          </table:table-cell>
          <table:table-cell office:value-type="string" calcext:value-type="string">
            <text:p/>
            <text:p>Age 20 to 30 years </text:p>
            <text:p>Must have ACM problem solving skill. Those who have solved 1000+ ACM problems will get preference.</text:p>
            <text:p>Good score on HackerRank, Codeforces, Codechef, Light OJ and UVA Online Judge or any other problem solving sites will be considered as a plus.</text:p>
            <text:p>Must have strong knowledge of any major programming language, like C/C++, Objective-C or Java.</text:p>
            <text:p>Clear concept of Object Oriented Programming. </text:p>
            <text:p>Experience with MVC frameworks.</text:p>
            <text:p>Knowledge of algorithms and excellent problem-solving capability.</text:p>
            <text:p/>
          </table:table-cell>
          <table:table-cell office:value-type="string" calcext:value-type="string">
            <text:p/>
            <text:p>Â Negotiable</text:p>
            <text:p>                                                                    </text:p>
          </table:table-cell>
          <table:table-cell office:value-type="string" calcext:value-type="string">
            <text:p/>
            <text:p>Lunch Facilities: Full SubsidizeSalary Review: YearlyFestival Bonus: 2Weekly 5 working days</text:p>
            <text:p>Friendly environment</text:p>
            <text:p>Lunch &amp; snacks offered by office</text:p>
            <text:p>Recreation facility (TABLE TENNIS, PLAY STATIONS, GYM and a REST ROOM)</text:p>
            <text:p>Public Holidays</text:p>
            <text:p>Festival &amp; Performance bonus</text:p>
            <text:p>Yearly Official Tour</text:p>
            <text:p/>
          </table:table-cell>
          <table:table-cell office:value-type="string" calcext:value-type="string">
            <text:p/>
            <text:p>Â Oct 23, 2019</text:p>
            <text:p>                                                                        </text:p>
          </table:table-cell>
          <table:table-cell office:value-type="string" calcext:value-type="string">
            <text:p/>
            <text:p>Â Nov 21, 2019</text:p>
            <text:p>                                                                        </text:p>
          </table:table-cell>
          <table:table-cell table:number-columns-repeated="1008"/>
        </table:table-row>
        <table:table-row table:style-name="ro12">
          <table:table-cell office:value-type="string" calcext:value-type="string">
            <text:p>IT Support</text:p>
          </table:table-cell>
          <table:table-cell office:value-type="string" calcext:value-type="string">
            <text:p>The Westin Dhaka </text:p>
          </table:table-cell>
          <table:table-cell office:value-type="string" calcext:value-type="string">
            <text:p/>
            <text:p>                                                                3</text:p>
            <text:p>                                                                </text:p>
          </table:table-cell>
          <table:table-cell office:value-type="string" calcext:value-type="string">
            <text:p/>
            <text:p>Address guests' service needs. Exchange information with other employees using electronic devices.</text:p>
            <text:p>Develop and maintain positive working relationships with others.</text:p>
            <text:p>Communicate with other IS personnel to troubleshoot and resolve technical problems or issues related to computer software and systems, internet access, hardware and peripheral equipment.</text:p>
            <text:p>Refer major problems or defective products to vendors/technicians.</text:p>
            <text:p>Respond to program error messages by finding and correcting problems or terminating the program.</text:p>
            <text:p>Enter commands and activate controls on computer and peripheral equipment.</text:p>
            <text:p>Inspect, test, and diagnose computer equipment and systems.</text:p>
            <text:p>Maintain inventory of all technology devices.</text:p>
            <text:p>Maintain computer networks, support server system(s), and supporting software.</text:p>
            <text:p>Provide network communications support.</text:p>
            <text:p>Maintain and upgrade hardware, software and website technical architecture related to hardware and telecommunication connectivity.</text:p>
            <text:p>Perform system backups. Provide end-user support.</text:p>
            <text:p>Manage user accounts, including set up, removal, and resetting passwords in order to ensure confidentiality and proper use.</text:p>
            <text:p>Modify workstations, including set up of cables, desktop computers, laptops, docking stations, and printers.</text:p>
            <text:p>Secure all backup tapes and computer/telephone rooms.</text:p>
            <text:p>Perform other reasonable job duties as requested by Supervisors.</text:p>
            <text:p>Supports the implementation of all components of Marriot's property based technology activity for the hotel.</text:p>
            <text:p>Provides the appropriate communications tools to evaluate the effectiveness of implemented Information Technology and associated support services.</text:p>
            <text:p>Become a problem-solving and escalation point for hotel Managers in regards to technology and business issues.</text:p>
            <text:p>Ensure documentation is kept and updated for all in-hotel configurations, LANs and support services.</text:p>
            <text:p>Promotes expectations and requirements to hotel Information Technology users on effective technology usages based on Marriot s published Standards.</text:p>
            <text:p>Manage all hardware and environment installations to Marriot standards including cabling, power and environment.</text:p>
            <text:p>Assist with the introduction of new technology into operations.</text:p>
            <text:p>Work with vendors to resolve support issue and maintain optimum service level.</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3 year(s)</text:p>
            <text:p>                                                                    </text:p>
          </table:table-cell>
          <table:table-cell/>
          <table:table-cell office:value-type="string" calcext:value-type="string">
            <text:p/>
            <text:p>Â Age at least 25 years</text:p>
            <text:p>                                                                    </text:p>
          </table:table-cell>
          <table:table-cell office:value-type="string" calcext:value-type="string">
            <text:p/>
            <text:p>Â Dhaka</text:p>
            <text:p>                                                                    </text:p>
          </table:table-cell>
          <table:table-cell office:value-type="string" calcext:value-type="string">
            <text:p/>
            <text:p>Bachelor of Science (BSc) in Information Technology</text:p>
            <text:p/>
          </table:table-cell>
          <table:table-cell office:value-type="string" calcext:value-type="string">
            <text:p/>
            <text:p>Age at least 25 years </text:p>
            <text:p/>
          </table:table-cell>
          <table:table-cell office:value-type="string" calcext:value-type="string">
            <text:p/>
            <text:p>Â Negotiable</text:p>
            <text:p>                                                                    </text:p>
          </table:table-cell>
          <table:table-cell office:value-type="string" calcext:value-type="string">
            <text:p/>
            <text:p>Medical allowance, Insurance, GratuityLunch Facilities: Full Subsidize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2">00/00/0000</text:date>, <text:time style:data-style-name="N2" text:time-value="22:51:48.4893747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2T23:04:20.729932742</dc:date>
    <meta:editing-duration>PT12M36S</meta:editing-duration>
    <meta:editing-cycles>2</meta:editing-cycles>
    <meta:generator>LibreOffice/6.2.7.1$Linux_X86_64 LibreOffice_project/20$Build-1</meta:generator>
    <meta:document-statistic meta:table-count="1" meta:cell-count="320" meta:object-count="0"/>
  </office:meta>
</office:document-meta>
</file>